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Variable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Variable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VariableMethodArgumentResolverTests.handleMiss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VariableMethodArgumentResolverTests.nullIf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VariableMethodArgumentResolver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VariableMethodArgumentResolverTests.wrapEmptyWithOptio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VariableMethodArgumentResolverTests.resolveArgumentWrappedA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VariableMethodArgumentResolverTests.handle( @ PathVariable ( value = "name" ) String param1 , String param2 , @ PathVariable ( name = "name" , required = false ) String param3 , @ PathVariable ( "name" ) Optional &lt; String &gt; param4 , @ PathVariable Mono &lt; String &gt; param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thVariableMethodArgumentResolverTests.resolveArgument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